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a</text:span></text:p>
      <text:p text:style-name="P1"><text:span text:style-name="T1">1-met</text:span></text:p>
      <text:p text:style-name="P1"><text:span text:style-name="T1"><text:s/>2-lived</text:span></text:p>
      <text:p text:style-name="P1"><text:span text:style-name="T1"><text:s text:c="2"/>3-have arrived</text:span></text:p>
      <text:p text:style-name="P1"><text:span text:style-name="T1">4- have already left</text:span></text:p>
      <text:p text:style-name="P1"><text:span text:style-name="T1">5-noticed</text:span></text:p>
      <text:p text:style-name="P1"><text:span text:style-name="T1">6-was wearing</text:span></text:p>
      <text:p text:style-name="P1"><text:span text:style-name="T1">7 was chating</text:span></text:p>
      <text:p text:style-name="P1"><text:span text:style-name="T1">8 went</text:span></text:p>
      <text:p text:style-name="P1"><text:span text:style-name="T1">9 start</text:span></text:p>
      <text:p text:style-name="P1"><text:span text:style-name="T1">10 felt</text:span></text:p>
      <text:p text:style-name="P1"><text:span text:style-name="T1">11 have knew</text:span></text:p>
      <text:p text:style-name="P1"><text:span text:style-name="T1">1b</text:span></text:p>
      <text:p text:style-name="P1"><text:span text:style-name="T1">where did you grew up?</text:span></text:p>
      <text:p text:style-name="P1"><text:span text:style-name="T1">You like living in San Diego,dont you?</text:span></text:p>
      <text:p text:style-name="P1"><text:span text:style-name="T1">For how long did you stay there?</text:span></text:p>
      <text:p text:style-name="P1"><text:span text:style-name="T1">what made you decide to move?</text:span></text:p>
      <text:p text:style-name="P1"><text:span text:style-name="T1">Do you think it was a good decision?</text:span></text:p>
      <text:p text:style-name="P1"><text:span text:style-name="T1">Who did you work with?</text:span></text:p>
      <text:p text:style-name="P1"><text:span text:style-name="T1">2a</text:span></text:p>
      <text:p text:style-name="P1"><text:span text:style-name="T1">1</text:span></text:p>
      <text:p text:style-name="P1"><text:span text:style-name="T1">2 </text:span></text:p>
      <text:p text:style-name="P1"><text:span text:style-name="T1">3recognized</text:span></text:p>
      <text:p text:style-name="P1"><text:span text:style-name="T1">4 self-confident</text:span></text:p>
      <text:p text:style-name="P1"><text:span text:style-name="T1">5</text:span></text:p>
      <text:p text:style-name="P1"><text:span text:style-name="T1">6 inspire</text:span></text:p>
      <text:p text:style-name="P1"><text:span text:style-name="T1">7 </text:span></text:p>
      <text:p text:style-name="P1"><text:span text:style-name="T1">8 arrogant</text:span></text:p>
      <text:p text:style-name="P1"><text:span text:style-name="T1">2b</text:span></text:p>
      <text:p text:style-name="P1"><text:span text:style-name="T1">1. had <text:s/>out <text:s/>to make</text:span></text:p>
      <text:p text:style-name="P1"><text:span text:style-name="T1">2. making <text:s text:c="2"/>kept <text:s/>keep to</text:span></text:p>
      <text:p text:style-name="P1"><text:span text:style-name="T1">3.successfully ou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2:15:23.609000000</meta:creation-date>
    <dc:date>2020-10-03T12:15:44.080000000</dc:date>
    <meta:editing-duration>PT22S</meta:editing-duration>
    <meta:editing-cycles>1</meta:editing-cycles>
    <meta:document-statistic meta:table-count="0" meta:image-count="0" meta:object-count="0" meta:page-count="1" meta:paragraph-count="32" meta:word-count="88" meta:character-count="418" meta:non-whitespace-character-count="352"/>
    <meta:generator>Trio_Office/6.2.8.2$Windows_x86 LibreOffice_project/</meta:generator>
  </office:meta>
</office:document-meta>
</file>